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0.451cm" fo:margin-left="3.512cm" table:align="left"/>
    </style:style>
    <style:style style:name="Tableau4.A" style:family="table-column">
      <style:table-column-properties style:column-width="10.451cm"/>
    </style:style>
    <style:style style:name="Tableau4.A1" style:family="table-cell">
      <style:table-cell-properties fo:padding="0.097cm" fo:border="0.05pt solid #000000"/>
    </style:style>
    <style:style style:name="Tableau2" style:family="table">
      <style:table-properties style:width="10.871cm" fo:margin-left="3.027cm" table:align="left"/>
    </style:style>
    <style:style style:name="Tableau2.A" style:family="table-column">
      <style:table-column-properties style:column-width="10.871cm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.507cm" fo:margin-left="0.095cm" table:align="left"/>
    </style:style>
    <style:style style:name="Tableau1.A" style:family="table-column">
      <style:table-column-properties style:column-width="0.473cm"/>
    </style:style>
    <style:style style:name="Tableau1.B" style:family="table-column">
      <style:table-column-properties style:column-width="5.636cm"/>
    </style:style>
    <style:style style:name="Tableau1.C" style:family="table-column">
      <style:table-column-properties style:column-width="5.401cm"/>
    </style:style>
    <style:style style:name="Tableau1.D" style:family="table-column">
      <style:table-column-properties style:column-width="5.9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12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191cm"/>
    </style:style>
    <style:style style:name="Tableau5" style:family="table">
      <style:table-properties style:width="17.507cm" fo:margin-left="0.095cm" table:align="left"/>
    </style:style>
    <style:style style:name="Tableau5.A" style:family="table-column">
      <style:table-column-properties style:column-width="0.473cm"/>
    </style:style>
    <style:style style:name="Tableau5.B" style:family="table-column">
      <style:table-column-properties style:column-width="17.034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2" style:family="table-row">
      <style:table-row-properties style:min-row-height="1.125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1.191cm"/>
    </style:style>
    <style:style style:name="Tableau6" style:family="table">
      <style:table-properties style:width="12.194cm" fo:margin-left="1.639cm" table:align="left"/>
    </style:style>
    <style:style style:name="Tableau6.A" style:family="table-column">
      <style:table-column-properties style:column-width="3.344cm"/>
    </style:style>
    <style:style style:name="Tableau6.B" style:family="table-column">
      <style:table-column-properties style:column-width="2.764cm"/>
    </style:style>
    <style:style style:name="Tableau6.C" style:family="table-column">
      <style:table-column-properties style:column-width="3.087cm"/>
    </style:style>
    <style:style style:name="Tableau6.D" style:family="table-column">
      <style:table-column-properties style:column-width="2.99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7.59cm" style:rel-column-width="65535*"/>
    </style:style>
    <style:style style:name="Tableau7.A1" style:family="table-cell">
      <style:table-cell-properties fo:padding="0.097cm" fo:border="0.05pt solid #000000"/>
    </style:style>
    <style:style style:name="Tableau3" style:family="table">
      <style:table-properties style:width="17.595cm" fo:margin-left="0cm" table:align="left"/>
    </style:style>
    <style:style style:name="Tableau3.A" style:family="table-column">
      <style:table-column-properties style:column-width="0.905cm"/>
    </style:style>
    <style:style style:name="Tableau3.B" style:family="table-column">
      <style:table-column-properties style:column-width="4.807cm"/>
    </style:style>
    <style:style style:name="Tableau3.C" style:family="table-column">
      <style:table-column-properties style:column-width="11.88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2" style:family="table-row">
      <style:table-row-properties style:min-row-height="1.632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c8d2e" officeooo:paragraph-rsid="000c8d2e"/>
    </style:style>
    <style:style style:name="P2" style:family="paragraph" style:parent-style-name="Standard">
      <style:text-properties style:text-underline-style="none" fo:font-weight="normal" officeooo:rsid="000c8d2e" officeooo:paragraph-rsid="000c8d2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c8d2e" officeooo:paragraph-rsid="000c8d2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c8d2e" officeooo:paragraph-rsid="00113a1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d8645" officeooo:paragraph-rsid="000d874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d874b" officeooo:paragraph-rsid="000d874b"/>
    </style:style>
    <style:style style:name="P7" style:family="paragraph" style:parent-style-name="Text_20_body">
      <style:text-properties officeooo:rsid="000d874b" officeooo:paragraph-rsid="000d874b"/>
    </style:style>
    <style:style style:name="P8" style:family="paragraph" style:parent-style-name="Text_20_body">
      <style:text-properties officeooo:rsid="000dcd05" officeooo:paragraph-rsid="000dcd05"/>
    </style:style>
    <style:style style:name="P9" style:family="paragraph" style:parent-style-name="Text_20_body">
      <style:text-properties officeooo:rsid="000ff839" officeooo:paragraph-rsid="000ff839"/>
    </style:style>
    <style:style style:name="P10" style:family="paragraph" style:parent-style-name="Text_20_body">
      <style:text-properties officeooo:rsid="000ff839" officeooo:paragraph-rsid="001423c2"/>
    </style:style>
    <style:style style:name="P11" style:family="paragraph" style:parent-style-name="Text_20_body">
      <style:text-properties officeooo:rsid="001423c2" officeooo:paragraph-rsid="001423c2"/>
    </style:style>
    <style:style style:name="P12" style:family="paragraph" style:parent-style-name="Text_20_body">
      <style:text-properties officeooo:rsid="00146a05" officeooo:paragraph-rsid="00146a05"/>
    </style:style>
    <style:style style:name="P13" style:family="paragraph" style:parent-style-name="Table_20_Contents">
      <style:text-properties officeooo:rsid="000c8d2e" officeooo:paragraph-rsid="000c8d2e"/>
    </style:style>
    <style:style style:name="P14" style:family="paragraph" style:parent-style-name="Table_20_Contents">
      <style:paragraph-properties fo:text-align="center" style:justify-single-word="false"/>
      <style:text-properties officeooo:rsid="000c8d2e"/>
    </style:style>
    <style:style style:name="P15" style:family="paragraph" style:parent-style-name="Table_20_Contents">
      <style:text-properties officeooo:rsid="000c8d2e" officeooo:paragraph-rsid="001423c2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0c8d2e" officeooo:paragraph-rsid="000c8d2e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0c8d2e" officeooo:paragraph-rsid="000d8645" style:font-style-asian="italic" style:font-style-complex="italic"/>
    </style:style>
    <style:style style:name="P18" style:family="paragraph" style:parent-style-name="Table_20_Contents">
      <style:text-properties fo:font-weight="bold" officeooo:rsid="000d8645" officeooo:paragraph-rsid="000d8645" style:font-weight-asian="bold" style:font-weight-complex="bold"/>
    </style:style>
    <style:style style:name="P19" style:family="paragraph" style:parent-style-name="Table_20_Contents">
      <style:text-properties fo:font-weight="bold" officeooo:rsid="000d874b" officeooo:paragraph-rsid="000d874b" style:font-weight-asian="bold" style:font-weight-complex="bold"/>
    </style:style>
    <style:style style:name="P20" style:family="paragraph" style:parent-style-name="Table_20_Contents">
      <style:text-properties officeooo:rsid="000d874b" officeooo:paragraph-rsid="000d874b"/>
    </style:style>
    <style:style style:name="P21" style:family="paragraph" style:parent-style-name="Table_20_Contents">
      <style:text-properties fo:font-weight="normal" officeooo:rsid="000d874b" officeooo:paragraph-rsid="000d874b" style:font-weight-asian="normal" style:font-weight-complex="normal"/>
    </style:style>
    <style:style style:name="P22" style:family="paragraph" style:parent-style-name="Table_20_Contents">
      <style:text-properties fo:font-weight="normal" officeooo:rsid="000d874b" officeooo:paragraph-rsid="00144d2b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6pt" fo:font-weight="bold" officeooo:rsid="000eac0c" officeooo:paragraph-rsid="000eac0c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officeooo:paragraph-rsid="001423c2"/>
    </style:style>
    <style:style style:name="P25" style:family="paragraph" style:parent-style-name="Table_20_Contents">
      <style:text-properties officeooo:rsid="001423c2" officeooo:paragraph-rsid="001423c2"/>
    </style:style>
    <style:style style:name="P26" style:family="paragraph" style:parent-style-name="Standard" style:list-style-name="L1">
      <style:text-properties style:text-underline-style="none" fo:font-weight="normal" officeooo:rsid="000c8d2e" officeooo:paragraph-rsid="000d8645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0d8645" officeooo:paragraph-rsid="000d874b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0d8645" officeooo:paragraph-rsid="000d8645" style:font-weight-asian="normal" style:font-weight-complex="normal"/>
    </style:style>
    <style:style style:name="P29" style:family="paragraph" style:parent-style-name="Standard" style:list-style-name="L1">
      <style:text-properties officeooo:rsid="000d8645" officeooo:paragraph-rsid="000d8645"/>
    </style:style>
    <style:style style:name="P30" style:family="paragraph" style:parent-style-name="Heading_20_2">
      <style:text-properties officeooo:paragraph-rsid="001423c2"/>
    </style:style>
    <style:style style:name="P31" style:family="paragraph" style:parent-style-name="Heading_20_2" style:list-style-name=""/>
    <style:style style:name="P32" style:family="paragraph" style:parent-style-name="Heading_20_2">
      <style:text-properties officeooo:paragraph-rsid="000dcd05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able_20_Contents">
      <style:text-properties officeooo:rsid="0016422e" officeooo:paragraph-rsid="0016422e"/>
    </style:style>
    <style:style style:name="P35" style:family="paragraph" style:parent-style-name="Table_20_Contents">
      <style:text-properties officeooo:rsid="0016422e" officeooo:paragraph-rsid="00173229"/>
    </style:style>
    <style:style style:name="P36" style:family="paragraph" style:parent-style-name="Table_20_Contents">
      <style:text-properties officeooo:rsid="00173229" officeooo:paragraph-rsid="00173229"/>
    </style:style>
    <style:style style:name="P37" style:family="paragraph" style:parent-style-name="Text_20_body" style:list-style-name="">
      <style:text-properties officeooo:paragraph-rsid="000ff839"/>
    </style:style>
    <style:style style:name="P38" style:family="paragraph" style:parent-style-name="Text_20_body" style:list-style-name="">
      <style:text-properties officeooo:rsid="000ff839" officeooo:paragraph-rsid="000ff839"/>
    </style:style>
    <style:style style:name="P39" style:family="paragraph" style:parent-style-name="Text_20_body" style:list-style-name="">
      <style:text-properties fo:font-style="italic" officeooo:rsid="0012a637" officeooo:paragraph-rsid="0012a637" style:font-style-asian="italic" style:font-style-complex="italic"/>
    </style:style>
    <style:style style:name="P40" style:family="paragraph" style:parent-style-name="Text_20_body" style:list-style-name="">
      <style:paragraph-properties fo:break-before="page"/>
      <style:text-properties fo:font-style="italic" style:text-underline-style="none" fo:font-weight="normal" officeooo:rsid="0012a637" officeooo:paragraph-rsid="00146a05" style:font-style-asian="italic" style:font-weight-asian="normal" style:font-style-complex="italic" style:font-weight-complex="normal"/>
    </style:style>
    <style:style style:name="T1" style:family="text">
      <style:text-properties officeooo:rsid="000c8d2e"/>
    </style:style>
    <style:style style:name="T2" style:family="text">
      <style:text-properties officeooo:rsid="000d8645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d874b"/>
    </style:style>
    <style:style style:name="T5" style:family="text">
      <style:text-properties officeooo:rsid="000dcd05"/>
    </style:style>
    <style:style style:name="T6" style:family="text">
      <style:text-properties officeooo:rsid="000eac27"/>
    </style:style>
    <style:style style:name="T7" style:family="text">
      <style:text-properties style:font-name="Liberation Serif1" officeooo:rsid="000eac27" style:font-name-asian="Liberation Serif1" style:font-name-complex="Liberation Serif1"/>
    </style:style>
    <style:style style:name="T8" style:family="text">
      <style:text-properties style:font-name="Liberation Serif" officeooo:rsid="000eac27" style:font-name-asian="Droid Sans Fallback" style:font-name-complex="FreeSans"/>
    </style:style>
    <style:style style:name="T9" style:family="text">
      <style:text-properties style:font-name="Liberation Serif" officeooo:rsid="00113a1a" style:font-name-asian="Droid Sans Fallback" style:font-name-complex="FreeSans"/>
    </style:style>
    <style:style style:name="T10" style:family="text">
      <style:text-properties officeooo:rsid="000ff83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13a1a"/>
    </style:style>
    <style:style style:name="T13" style:family="text">
      <style:text-properties officeooo:rsid="001423c2"/>
    </style:style>
    <style:style style:name="T14" style:family="text">
      <style:text-properties fo:font-style="italic" style:text-underline-style="none" fo:font-weight="normal" officeooo:rsid="0012a637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1423c2" style:font-style-asian="italic" style:font-weight-asian="normal" style:font-style-complex="italic" style:font-weight-complex="normal"/>
    </style:style>
    <style:style style:name="T16" style:family="text">
      <style:text-properties officeooo:rsid="00144d2b"/>
    </style:style>
    <style:style style:name="T17" style:family="text">
      <style:text-properties officeooo:rsid="00146a05"/>
    </style:style>
    <style:style style:name="T18" style:family="text">
      <style:text-properties officeooo:rsid="0015fcfe"/>
    </style:style>
    <style:style style:name="T19" style:family="text">
      <style:text-properties officeooo:rsid="001732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é du Québec à Montréal / Département d'informatique</text:p>
      <text:p text:style-name="P6"/>
      <text:p text:style-name="P6"><text:span text:style-name="T11">TP1</text:span> <text:span text:style-name="T1">présenté au professeur 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3">Éric Beaudry</text:p>
          </table:table-cell>
        </table:table-row>
      </table:table>
      <text:p text:style-name="P3"/>
      <text:p text:style-name="P3">dans le cadre du cours INF3105 – Structures de données et algorithmes</text:p>
      <text:p text:style-name="P3"/>
      <text:p text:style-name="P4"><text:span text:style-name="T7">□</text:span><text:span text:style-name="T8"> </text:span><text:span text:style-name="T9">remis</text:span><text:span text:style-name="T6"> en classe au professeur au début du cours</text:span></text:p>
      <text:p text:style-name="P4"><text:span text:style-name="T6"><text:s/>ou </text:span><text:span text:style-name="T7">□ </text:span><text:span text:style-name="T6">reçu depuis la chute à travaux du Département</text:span> <text:span text:style-name="T4">d'informatique (PK-4151)</text:span></text:p>
      <text:p text:style-name="P4"><text:span text:style-name="T12">le</text:span>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/>
            <text:p text:style-name="P16"/>
            <text:p text:style-name="P16"/>
            <text:p text:style-name="P17">N<text:span text:style-name="T2">ote au</text:span> personnel du secrétariat <text:span text:style-name="T2">du département</text:span> :</text:p>
            <text:p text:style-name="P17"><text:span text:style-name="T2">SVP, </text:span>étampe<text:span text:style-name="T6">z</text:span> <text:span text:style-name="T2">la date</text:span> <text:span text:style-name="T2">dans cet encadré</text:span>. <text:span text:style-name="T2">Merci!</text:span></text:p>
          </table:table-cell>
        </table:table-row>
      </table:table>
      <text:p text:style-name="Text_20_body"/>
      <text:h text:style-name="Heading_20_2" text:outline-level="2">Membres de l'équip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>#</text:p>
          </table:table-cell>
          <table:table-cell table:style-name="Tableau1.A1" office:value-type="string">
            <text:p text:style-name="P13">Nom, Prénom</text:p>
          </table:table-cell>
          <table:table-cell table:style-name="Tableau1.A1" office:value-type="string">
            <text:p text:style-name="P13">Code permanent</text:p>
          </table:table-cell>
          <table:table-cell table:style-name="Tableau1.D1" office:value-type="string">
            <text:p text:style-name="P13">Signature *</text:p>
          </table:table-cell>
        </table:table-row>
        <table:table-row table:style-name="Tableau1.2"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Table_20_Contents"/>
            <text:p text:style-name="P34">Rheault, Michel</text:p>
            <text:p text:style-name="Table_20_Contents"/>
          </table:table-cell>
          <table:table-cell table:style-name="Tableau1.A2" office:value-type="string">
            <text:p text:style-name="P34"/>
            <text:p text:style-name="P34"><text:span text:style-name="T19">RHEM</text:span>07066804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Table_20_Contents"/>
            <text:p text:style-name="P35"><text:span text:style-name="T19">Delisle, </text:span>David </text:p>
            <text:p text:style-name="Table_20_Contents"/>
          </table:table-cell>
          <table:table-cell table:style-name="Tableau1.A2" office:value-type="string">
            <text:p text:style-name="Table_20_Contents"/>
            <text:p text:style-name="P36">DELD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P2"/>
      <text:p text:style-name="P2">* En signant ce formulaire, les membres de l'équipe déclarent <text:span text:style-name="T2">solidairement </text:span>:</text:p>
      <text:list xml:id="list7253134571815360465" text:style-name="L1">
        <text:list-item>
          <text:p text:style-name="P26"><text:span text:style-name="T2">qu'ils </text:span>sont les uniques auteurs du travail <text:span text:style-name="T6">remis</text:span>;</text:p>
        </text:list-item>
        <text:list-item>
          <text:p text:style-name="P27">que tous les membres de l'équipe ont participé à toutes les tâches <text:span text:style-name="T6">et étapes</text:span> du travail;</text:p>
        </text:list-item>
        <text:list-item>
          <text:p text:style-name="P27"><text:span text:style-name="T4">qu'il n'y a eu </text:span>aucune répartition des tâches;</text:p>
        </text:list-item>
        <text:list-item>
          <text:p text:style-name="P28">ne pas avoir inséré du code source provenant d'une tierce parti, trouvé dans internet, <text:span text:style-name="T4">écrit</text:span> <text:span text:style-name="T4">par un </text:span><text:s/><text:span text:style-name="T4">autre </text:span>étudiant, etc., <text:span text:style-name="T18">sans l'avoir clairement indiqué et donné la référence</text:span> (le code fourni ou suggéré par le professeur <text:span text:style-name="T18">peut</text:span> évidemment <text:span text:style-name="T18">être inséré sans problème</text:span>);</text:p>
        </text:list-item>
        <text:list-item>
          <text:p text:style-name="P28">ne pas avoir publié ou rendu accessible leur solution, que ce soit sur un site internet, sur GitHub, via courrier électronique, ou <text:span text:style-name="T6">par tout</text:span> autre moyen <text:span text:style-name="T4">susceptible de</text:span> facilit<text:span text:style-name="T4">er</text:span> le plagiat;</text:p>
        </text:list-item>
        <text:list-item>
          <text:p text:style-name="P29"><text:span text:style-name="T3">avoir pris connaissance du Règlement#18 (</text:span><text:a xlink:type="simple" xlink:href="http://www.instances.uqam.ca/reglements/titre.html" text:style-name="Internet_20_link" text:visited-style-name="Visited_20_Internet_20_Link">http://www.instances.uqam.ca/reglements/titre.html</text:a><text:span text:style-name="T3">).</text:span></text:p>
        </text:list-item>
      </text:list>
      <text:h text:style-name="P37" text:outline-level="2"/>
      <text:h text:style-name="P38" text:outline-level="2">Code MS utilisé pour effectuer la remise avec Oto : ____________________</text:h>
      <text:h text:style-name="P38" text:outline-level="2"/>
      <text:h text:style-name="P39" text:outline-level="2">Cette feuille sera détachée et conservée par le professeur. <text:span text:style-name="T18">Seules l</text:span>es feuilles suivantes pourront vous être remise<text:span text:style-name="T17">s</text:span>.</text:h>
      <text:h text:style-name="P40" text:outline-level="2"><text:span text:style-name="T14">Cette feuille </text:span><text:span text:style-name="T15">et les suivantes </text:span><text:span text:style-name="T14">pourront vous être remise</text:span><text:span text:style-name="T15">s </text:span><text:span text:style-name="T13">en classe</text:span><text:span text:style-name="T14">. </text:span><text:span text:style-name="T13">SVP, réécrivez vos noms ici. </text:span>Les correcteurs écrirons des commentaire<text:span text:style-name="T17">s</text:span> <text:span text:style-name="T17">directement ici afin de</text:span> vous donner <text:span text:style-name="T17">des</text:span> feedback<text:span text:style-name="T17">s constructifs</text:span>.</text:h>
      <text:h text:style-name="P30" text:outline-level="2">Membres de l'équipe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#</text:p>
          </table:table-cell>
          <table:table-cell table:style-name="Tableau5.B1" office:value-type="string">
            <text:p text:style-name="P15">Nom, Prénom</text:p>
          </table:table-cell>
        </table:table-row>
        <table:table-row table:style-name="Tableau5.2">
          <table:table-cell table:style-name="Tableau5.A2" office:value-type="string">
            <text:p text:style-name="P15">1</text:p>
          </table:table-cell>
          <table:table-cell table:style-name="Tableau5.B2" office:value-type="string">
            <text:p text:style-name="P36">Rheault, Michel</text:p>
            <text:p text:style-name="P24"/>
          </table:table-cell>
        </table:table-row>
        <table:table-row table:style-name="Tableau5.3">
          <table:table-cell table:style-name="Tableau5.A2" office:value-type="string">
            <text:p text:style-name="P15">2</text:p>
          </table:table-cell>
          <table:table-cell table:style-name="Tableau5.B2" office:value-type="string">
            <text:p text:style-name="P36">Delisle, David</text:p>
            <text:p text:style-name="P24"/>
          </table:table-cell>
        </table:table-row>
      </table:table>
      <text:h text:style-name="Heading_20_2" text:outline-level="2">Résultat<text:span text:style-name="T13">s</text:span> <text:span text:style-name="T13">de la partie évaluée de façon non automatique</text:span></text:h>
      <text:p text:style-name="P11">(Espace réservé au correcteur)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5">Critère</text:p>
          </table:table-cell>
          <table:table-cell table:style-name="Tableau6.A1" office:value-type="string">
            <text:p text:style-name="P25">A <text:s/>(/2)</text:p>
          </table:table-cell>
          <table:table-cell table:style-name="Tableau6.A1" office:value-type="string">
            <text:p text:style-name="P25">B <text:s/>(/3)</text:p>
          </table:table-cell>
          <table:table-cell table:style-name="Tableau6.D1" office:value-type="string">
            <text:p text:style-name="P25">E <text:s/>(/2)</text:p>
          </table:table-cell>
        </table:table-row>
        <table:table-row>
          <table:table-cell table:style-name="Tableau6.A2" office:value-type="string">
            <text:p text:style-name="P25">Note</text:p>
          </table:table-cell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</table:table>
      <text:p text:style-name="P12">Commentaire générale du correcteur 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Heading_20_2" text:outline-level="2">2. Auto-évaluation</text:h>
      <text:p text:style-name="P5">Nous déclarons que notre programme <text:span text:style-name="T4">f</text:span>onctionne (<text:span text:style-name="T4">cochez une seule case ci-dessous et complétez)</text:span>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19">Correctement</text:p>
          </table:table-cell>
          <table:table-cell table:style-name="Tableau3.C1" office:value-type="string">
            <text:p text:style-name="P22"><text:span text:style-name="T16">Nous sommes confiants que notre programme </text:span>réussi<text:span text:style-name="T16">ra</text:span> tous les tests <text:span text:style-name="T16">à la correction (critère C)</text:span>.</text:p>
          </table:table-cell>
        </table:table-row>
        <table:table-row table:style-name="Tableau3.2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18">Partiellement</text:p>
            <text:p text:style-name="P21">(<text:span text:style-name="T16">certains tests réussissent</text:span>)</text:p>
          </table:table-cell>
          <table:table-cell table:style-name="Tableau3.C2" office:value-type="string">
            <text:p text:style-name="P20">Expliquez les limites de votre programme :</text:p>
            <text:p text:style-name="Table_20_Contents"/>
            <text:p text:style-name="Table_20_Contents"/>
            <text:p text:style-name="P36"><text:s/>3 regions pas implémenté (pour l'instant)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19">Aucunement</text:p>
            <text:p text:style-name="P21">(<text:span text:style-name="T16">tous nos</text:span> tests <text:span text:style-name="T16">échouent</text:span>)</text:p>
          </table:table-cell>
          <table:table-cell table:style-name="Tableau3.C2" office:value-type="string">
            <text:p text:style-name="P20">Dites ce que vous avez eu le temps de faire 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31" text:outline-level="2"/>
      <text:h text:style-name="P33" text:outline-level="2">3. Tableau montrant les temps d'exécution</text:h>
      <text:p text:style-name="P7"><text:span text:style-name="T13">Mettez votre t</text:span>ableau <text:span text:style-name="T10">ou graphique </text:span>ici.</text:p>
      <text:p text:style-name="P7"/>
      <text:h text:style-name="Heading_20_2" text:outline-level="2">4. <text:span text:style-name="T4">A</text:span>nalyse de la complexité temporelle</text:h>
      <text:h text:style-name="Heading_20_3" text:outline-level="3">4.1 <text:s/>fonction calculant l'aire d'un polygone</text:h>
      <text:p text:style-name="P10"><text:span text:style-name="T13">Mettez votre a</text:span>nalyse ici.</text:p>
      <text:p text:style-name="P9"/>
      <text:p text:style-name="P9"/>
      <text:h text:style-name="Heading_20_3" text:outline-level="3">4.2 fonction calculant la distance minimale entre deux polygones</text:h>
      <text:p text:style-name="P10"><text:span text:style-name="T13">Mettez votre a</text:span>nalyse ici.</text:p>
      <text:p text:style-name="P9"/>
      <text:p text:style-name="P9"/>
      <text:h text:style-name="Heading_20_3" text:outline-level="3">4.3 programme principal (fonction main)</text:h>
      <text:p text:style-name="P10"><text:span text:style-name="T13">Mettez votre a</text:span>nalyse ici.</text:p>
      <text:p text:style-name="P10"/>
      <text:p text:style-name="P10"/>
      <text:h text:style-name="P32" text:outline-level="2"><text:span text:style-name="T5">5</text:span>. <text:span text:style-name="T5">Code source</text:span></text:h>
      <text:p text:style-name="P8"><text:span text:style-name="T10">À</text:span> partir de la page suivante.</text:p>
      <text:p text:style-name="P9">Imprimez fichier1.h, fichier1.cpp, fichier2.h, fichier2.cpp, etc.</text:p>
      <text:p text:style-name="P9">Imprimez séparément avec un éditeur texte capable de mettre évidence la syntaxe C++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2cm" fo:margin-bottom="1.98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5:06:24.470119842</meta:creation-date>
    <dc:date>2014-09-27T00:58:21.800000000</dc:date>
    <meta:editing-duration>PT47M6S</meta:editing-duration>
    <meta:editing-cycles>11</meta:editing-cycles>
    <meta:generator>LibreOffice/4.3.1.2$Windows_x86 LibreOffice_project/958349dc3b25111dbca392fbc281a05559ef6848</meta:generator>
    <meta:document-statistic meta:table-count="7" meta:image-count="0" meta:object-count="0" meta:page-count="3" meta:paragraph-count="69" meta:word-count="449" meta:character-count="2866" meta:non-whitespace-character-count="2481"/>
  </office:meta>
</office:document-meta>
</file>